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4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4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4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4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5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5.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6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6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textarea-horizontal-align="justify" draw:textarea-vertical-align="top" draw:auto-grow-height="false" fo:min-height="2.95cm" fo:min-width="4.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4.65cm" fo:min-width="8.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5.05cm" fo:min-width="8.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7cm" svg:height="1.7cm" svg:x="3.5cm" svg:y="1.3cm">
          <text:p text:style-name="P1">Main</text:p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3.6cm" svg:x="8cm" svg:y="1.3cm">
          <text:p text:style-name="P1">MainFra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5cm" svg:x="14.9cm" svg:y="12cm">
          <text:p text:style-name="P1">ActionAbo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1.1cm" svg:x="0.2cm" svg:y="14.3cm">
          <text:p text:style-name="P1">ActionHel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7cm" svg:x="10.3cm" svg:y="14.6cm">
          <text:p text:style-name="P1">ActionNewGa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1.9cm" svg:x="5.4cm" svg:y="13.3cm">
          <text:p text:style-name="P1">ActionRecord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cm" svg:height="1.8cm" svg:x="5.4cm" svg:y="15.8cm">
          <text:p text:style-name="P1">ActionResetGam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1cm" svg:height="2.1cm" svg:x="5.5cm" svg:y="18.2cm">
          <text:p text:style-name="P1">InsertAct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cm" svg:height="1.9cm" svg:x="5.3cm" svg:y="20.9cm">
          <text:p text:style-name="P1">PlayingFiel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1cm" svg:height="2.2cm" svg:x="5cm" svg:y="23.4cm">
          <text:p text:style-name="P1">Resaul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2.1cm" svg:x="5cm" svg:y="26.3cm">
          <text:p text:style-name="P1">SaveResaul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cm" svg:height="2.7cm" svg:x="14.8cm" svg:y="17.3cm">
          <text:p text:style-name="P1">Settings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.5cm" svg:y1="2.1cm" svg:x2="3.5cm" svg:y2="2.1cm">
          <text:p/>
        </draw:line>
        <draw:line draw:style-name="gr13" draw:text-style-name="P2" draw:layer="layout" svg:x1="6.2cm" svg:y1="2.1cm" svg:x2="8cm" svg:y2="2.1cm">
          <text:p/>
        </draw:line>
      </draw:page>
      <draw:page draw:name="page2" draw:style-name="dp1" draw:master-page-name="Обычный">
        <draw:custom-shape draw:style-name="gr14" draw:text-style-name="P3" draw:layer="layout" svg:width="4.7cm" svg:height="3.2cm" svg:x="1cm" svg:y="1cm">
          <text:p text:style-name="P3">Main</text:p>
          <text:p text:style-name="P3"/>
          <text:p text:style-name="P3">Запуск игры</text:p>
          <text:p text:style-name="P3">Запуск музыки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9.2cm" svg:height="4.9cm" svg:x="6.3cm" svg:y="1cm">
          <text:p text:style-name="P3">Game</text:p>
          <text:p text:style-name="P3"/>
          <text:p text:style-name="P3">Хранение начальных данных</text:p>
          <text:p text:style-name="P3">Хранение текущих данных</text:p>
          <text:p text:style-name="P3"/>
          <text:p text:style-name="P3">Координация работы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9.2cm" svg:height="5.3cm" svg:x="1.5cm" svg:y="6.8cm">
          <text:p text:style-name="P3">MainFrame</text:p>
          <text:p text:style-name="P3"/>
          <text:p text:style-name="P3">Работа с графикой</text:p>
          <text:p text:style-name="P3">{создание и хранение </text:p>
          <text:p text:style-name="P3">граф элементов, </text:p>
          <text:p text:style-name="P3">Прослушивание </text:p>
          <text:p text:style-name="P3">Интерактивных элементов}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9.2cm" svg:height="4.9cm" svg:x="11.2cm" svg:y="6.7cm">
          <text:p text:style-name="P3">AboutFrame</text:p>
          <text:p text:style-name="P3"/>
          <text:p text:style-name="P3">Хранит и выводит описание </text:p>
          <text:p text:style-name="P3">программы в новом</text:p>
          <text:p text:style-name="P3">графическом окне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9.2cm" svg:height="4.9cm" svg:x="1.5cm" svg:y="12.7cm">
          <text:p text:style-name="P3">ActRecordsFrame</text:p>
          <text:p text:style-name="P3"/>
          <text:p text:style-name="P3">Выводит описание </text:p>
          <text:p text:style-name="P3">программы в новом</text:p>
          <text:p text:style-name="P3">графическом окне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0T13:35:04.468000000</meta:creation-date>
    <dc:date>2021-02-09T15:16:56.399000000</dc:date>
    <meta:editing-duration>PT5H55M49S</meta:editing-duration>
    <meta:editing-cycles>2</meta:editing-cycles>
    <meta:generator>LibreOffice/6.4.7.2$Windows_x86 LibreOffice_project/639b8ac485750d5696d7590a72ef1b496725cfb5</meta:generator>
    <meta:document-statistic meta:object-count="19"/>
  </office:meta>
</office:document-meta>
</file>